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4132in" fo:margin-left="0.2965in" fo:margin-top="0in" fo:margin-bottom="0in" table:align="left" style:writing-mode="lr-tb"/>
    </style:style>
    <style:style style:name="Table1.A" style:family="table-column">
      <style:table-column-properties style:column-width="2.3271in"/>
    </style:style>
    <style:style style:name="Table1.B" style:family="table-column">
      <style:table-column-properties style:column-width="3.0854in"/>
    </style:style>
    <style:style style:name="Table1.1" style:family="table-row">
      <style:table-row-properties style:min-row-height="0.1806in" fo:keep-together="auto"/>
    </style:style>
    <style:style style:name="Table1.A1" style:family="table-cell">
      <style:table-cell-properties fo:background-color="#ffffff" fo:padding-left="0.075in" fo:padding-right="0.075in" fo:padding-top="0in" fo:padding-bottom="0in" fo:border-left="none" fo:border-right="none" fo:border-top="1.5pt solid #000001" fo:border-bottom="1.5pt solid #000001" style:writing-mode="lr-tb">
        <style:background-image/>
      </style:table-cell-properties>
    </style:style>
    <style:style style:name="Table1.2" style:family="table-row">
      <style:table-row-properties style:min-row-height="0.1944in" fo:keep-together="auto"/>
    </style:style>
    <style:style style:name="Table1.A2" style:family="table-cell">
      <style:table-cell-properties fo:background-color="#ffffff" fo:padding-left="0.075in" fo:padding-right="0.075in" fo:padding-top="0in" fo:padding-bottom="0in" fo:border-left="none" fo:border-right="none" fo:border-top="1.5pt solid #000001" fo:border-bottom="0.75pt solid #000001" style:writing-mode="lr-tb">
        <style:background-image/>
      </style:table-cell-properties>
    </style:style>
    <style:style style:name="Table1.A3" style:family="table-cell">
      <style:table-cell-properties fo:background-color="#ffffff" fo:padding-left="0.075in" fo:padding-right="0.075in" fo:padding-top="0in" fo:padding-bottom="0in" fo:border-left="none" fo:border-right="none" fo:border-top="0.75pt solid #000001" fo:border-bottom="0.75pt solid #000001" style:writing-mode="lr-tb">
        <style:background-image/>
      </style:table-cell-properties>
    </style:style>
    <style:style style:name="Table1.A5" style:family="table-cell">
      <style:table-cell-properties fo:background-color="#ffffff" fo:padding-left="0.075in" fo:padding-right="0.075in" fo:padding-top="0in" fo:padding-bottom="0in" fo:border-left="none" fo:border-right="none" fo:border-top="0.75pt solid #000001" fo:border-bottom="1.5pt solid #000001" style:writing-mode="lr-tb">
        <style:background-image/>
      </style:table-cell-properties>
    </style:style>
    <style:style style:name="P1"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ffffff" fo:keep-with-next="always"/>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ffffff"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ffffff"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ffffff" fo:keep-with-next="always">
        <style:tab-stops>
          <style:tab-stop style:position="0.393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ffffff"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ffffff"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ffffff" fo:keep-with-next="always">
        <style:tab-stops>
          <style:tab-stop style:position="0.3937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8"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ffffff" fo:keep-with-next="always"/>
    </style:style>
    <style:style style:name="P9"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ffffff" fo:keep-with-next="always"/>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ffffff" fo:keep-with-next="always">
        <style:tab-stops>
          <style:tab-stop style:position="0.3937in"/>
        </style:tab-stops>
      </style:paragraph-properties>
    </style:style>
    <style:style style:name="P1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left="none" fo:border-right="none" fo:border-top="none" fo:border-bottom="1.5pt solid #000001" fo:keep-with-next="always">
        <style:tab-stops>
          <style:tab-stop style:position="4.8236in" style:type="right"/>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12" style:family="paragraph" style:parent-style-name="Standard" style:master-pag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style:page-number="1" fo:background-color="#ffffff" fo:keep-with-next="always"/>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3" style:family="paragraph" style:parent-style-name="Standard">
      <loext:graphic-properties draw:fill="solid" draw:fill-color="#ffffff"/>
      <style:paragraph-properties fo:margin-left="0in" fo:margin-right="0in" fo:margin-top="0.0835in" fo:margin-bottom="0.0835in" loext:contextual-spacing="false" fo:line-height="100%" fo:text-align="center" style:justify-single-word="false" fo:keep-together="auto" fo:orphans="0" fo:widows="0" fo:text-indent="0in" style:auto-text-indent="false" fo:background-color="#ffffff" fo:keep-with-next="always"/>
    </style:style>
    <style:style style:name="P14" style:family="paragraph" style:parent-style-name="Standard">
      <loext:graphic-properties draw:fill="solid" draw:fill-color="#ffffff"/>
      <style:paragraph-properties fo:margin-left="0in" fo:margin-right="0in" fo:margin-top="0.0835in" fo:margin-bottom="0.0835in" loext:contextual-spacing="false" fo:line-height="100%" fo:text-align="justify" style:justify-single-word="false" fo:keep-together="auto" fo:orphans="0" fo:widows="0" fo:text-indent="0in" style:auto-text-indent="false" fo:background-color="#ffffff" fo:keep-with-next="always"/>
    </style:style>
    <style:style style:name="P15" style:family="paragraph" style:parent-style-name="Standard">
      <loext:graphic-properties draw:fill="solid" draw:fill-color="#ffffff"/>
      <style:paragraph-properties fo:margin-left="0in" fo:margin-right="0in" fo:margin-top="0in" fo:margin-bottom="0.6063in" loext:contextual-spacing="false" fo:line-height="100%" fo:text-align="center" style:justify-single-word="false" fo:keep-together="auto" fo:orphans="2" fo:widows="2" fo:text-indent="0in" style:auto-text-indent="false" fo:background-color="#ffffff" fo:keep-with-next="always"/>
    </style:style>
    <style:style style:name="P16"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3937in" style:auto-text-indent="false" fo:background-color="#ffffff" fo:keep-with-next="always"/>
    </style:style>
    <style:style style:name="P17"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3937in" style:auto-text-indent="false" fo:background-color="#ffffff" fo:keep-with-next="always">
        <style:tab-stops>
          <style:tab-stop style:position="0.3937in"/>
        </style:tab-stops>
      </style:paragraph-properties>
    </style:style>
    <style:style style:name="P18"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3937in" style:auto-text-indent="false" fo:background-color="#ffffff"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9"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0" fo:widows="0" fo:text-indent="0.3937in" style:auto-text-indent="false" fo:background-color="#ffffff"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0"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0" fo:widows="0" fo:text-indent="0.3937in" style:auto-text-indent="false" fo:background-color="#ffffff" fo:keep-with-next="always"/>
      <style:text-properties fo:font-size="12pt" style:font-size-asian="12pt" style:font-size-complex="12pt"/>
    </style:style>
    <style:style style:name="P21" style:family="paragraph" style:parent-style-name="Standard">
      <loext:graphic-properties draw:fill="solid" draw:fill-color="#ffffff"/>
      <style:paragraph-properties fo:margin-left="2in" fo:margin-right="0in" fo:margin-top="0in" fo:margin-bottom="0in" loext:contextual-spacing="false" fo:line-height="100%" fo:text-align="end" style:justify-single-word="false" fo:keep-together="auto" fo:orphans="0" fo:widows="0" fo:text-indent="0.5in" style:auto-text-indent="false" fo:background-color="#ffffff" fo:keep-with-next="always">
        <style:tab-stops>
          <style:tab-stop style:position="3.1252in" style:type="center"/>
          <style:tab-stop style:position="6.25in" style:type="right"/>
        </style:tab-stops>
      </style:paragraph-properties>
    </style:style>
    <style:style style:name="P22" style:family="paragraph" style:parent-style-name="Standard">
      <loext:graphic-properties draw:fill="solid" draw:fill-color="#ffffff"/>
      <style:paragraph-properties fo:margin-left="0.3937in" fo:margin-right="0in" fo:margin-top="0in" fo:margin-bottom="0.0835in" loext:contextual-spacing="false" fo:line-height="100%" fo:text-align="justify" style:justify-single-word="false" fo:keep-together="auto" fo:orphans="0" fo:widows="0" fo:text-indent="-0.3937in" style:auto-text-indent="false" fo:background-color="#ffffff" fo:keep-with-next="always">
        <style:tab-stops>
          <style:tab-stop style:position="-1.3937in"/>
        </style:tab-stops>
      </style:paragraph-properties>
    </style:style>
    <style:style style:name="P2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000000"/>
    </style:style>
    <style:style style:name="P24"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7"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9"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0" style:family="text">
      <style:text-properties fo:font-variant="normal" fo:text-transform="none" fo:color="#000000" style:text-line-through-style="none" style:text-line-through-type="none" style:text-position="0% 100%" style:font-name="Times New Roman" style:text-underline-style="none" fo:font-weight="bold" style:font-name-asian="Times New Roman1" style:font-weight-asian="bold" style:font-name-complex="Times New Roman1"/>
    </style:style>
    <style:style style:name="T11" style:family="text">
      <style:text-properties fo:font-variant="normal" fo:text-transform="none" fo:color="#000000" style:text-line-through-style="none" style:text-line-through-type="none" style:text-position="0% 100%" style:font-name="Times New Roman" style:text-underline-style="none" fo:font-weight="normal" style:font-name-asian="Times New Roman1" style:font-weight-asian="normal" style:font-name-complex="Times New Roman1"/>
    </style:style>
    <style:style style:name="T12" style:family="text">
      <style:text-properties fo:font-variant="normal" fo:text-transform="none" fo:color="#000000" style:text-line-through-style="none" style:text-line-through-type="none" style:text-position="super 58%"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13" style:family="text">
      <style:text-properties fo:font-variant="normal" fo:text-transform="none" fo:color="#000000" style:text-line-through-style="none" style:text-line-through-type="none" style:text-position="super 58%" style:font-name="Times New Roman" fo:font-size="16.5pt" fo:font-style="normal" style:text-underline-style="none" fo:font-weight="normal" style:font-name-asian="Times New Roman1" style:font-size-asian="16.5pt" style:font-style-asian="normal" style:font-weight-asian="normal" style:font-name-complex="Times New Roman1" style:font-size-complex="16.5pt"/>
    </style:style>
    <style:style style:name="T14" style:family="text">
      <style:text-properties fo:font-variant="normal" fo:text-transform="none" fo:color="#00008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5" style:family="text">
      <style:text-properties fo:font-style="italic" style:font-style-asian="italic"/>
    </style:style>
    <style:style style:name="T16" style:family="text">
      <style:text-properties fo:font-size="12pt" style:font-size-asian="12pt" style:font-size-complex="12pt"/>
    </style:style>
    <style:style style:name="T17" style:family="text">
      <style:text-properties fo:font-weight="bold" style:font-weight-asian="bold"/>
    </style:style>
    <style:style style:name="gr1" style:family="graphic" style:parent-style-name="Frame">
      <style:graphic-properties draw:stroke="solid" svg:stroke-width="0.0102in" svg:stroke-color="#000000" draw:stroke-linejoin="round" draw:fill="none" draw:textarea-vertical-align="top" draw:auto-grow-height="false" fo:min-height="1.2898in" fo:min-width="3.0783in" fo:padding-top="0.05in" fo:padding-bottom="0.05in" fo:padding-left="0.1in" fo:padding-right="0.1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8"><text:span text:style-name="T1">INSTRUCTIONS FOR AUTHORS</text:span></text:p>
      <text:p text:style-name="P2"/>
      <text:p text:style-name="P2"/>
      <text:p text:style-name="P8"><text:span text:style-name="T3">Kwang Woo Nam</text:span><text:span text:style-name="T12">1</text:span><text:span text:style-name="T3"> and Venkatesh Raghavan</text:span><text:span text:style-name="T12">2</text:span></text:p>
      <text:p text:style-name="P5"/>
      <text:p text:style-name="P8"><text:span text:style-name="T13">1</text:span><text:span text:style-name="T6">Department of Computer and Information Engineering, Kunsan National University</text:span></text:p>
      <text:p text:style-name="P8"><text:span text:style-name="T6">558 Daehak-ro, Gunsan-si 573-701, Rep. of Korea</text:span></text:p>
      <text:p text:style-name="P8"><text:span text:style-name="T6">E-mail: kwangwoo@gmail.com</text:span></text:p>
      <text:p text:style-name="P8"><text:span text:style-name="T13">2</text:span><text:span text:style-name="T6">Media Center, Osaka City University</text:span></text:p>
      <text:p text:style-name="P8"><text:span text:style-name="T6">3-3-138 Sugimoto, Sumiyoshi-ku, Osaka 558-8585, Japan</text:span></text:p>
      <text:p text:style-name="P8"><text:span text:style-name="T6">E-mail: raghavan@media.osaka-cu.ac.jp</text:span></text:p>
      <text:p text:style-name="P2"/>
      <text:p text:style-name="P2"/>
      <text:p text:style-name="P8"><text:span text:style-name="T3">ABSTRACT</text:span></text:p>
      <text:p text:style-name="P2"/>
      <text:p text:style-name="P16"><text:span text:style-name="T7">The abstract should provide a summary of the key findings of the paper. Preferably, it should be brief enough for an abstracting journal to use unchanged, and it should fit wholly on the first page of the paper. <text:s/>The word ABSTRACT should be in 12 pt </text:span><text:span text:style-name="T15">boldface</text:span><text:span text:style-name="T7"> type, 3 lines (12 pt) below the author’s address, and centred. There should be 1 line (12 pt) between the word ABSTRACT and the abstract itself. The body of the abstract should be fully justified, in 10 pt italicised type.</text:span></text:p>
      <text:p text:style-name="P16"><text:span text:style-name="T7">Note also that the paper title should be in 14 pt </text:span><text:span text:style-name="T15">boldface</text:span><text:span text:style-name="T7"> type, 3 lines (14 pt) down, and centered. The author names should be in 12 pt </text:span><text:span text:style-name="T15">boldface</text:span><text:span text:style-name="T7"> type, centred, and 3 lines (12 pt) below the paper title. The author’s affiliation should provide a complete mailing address, and be in 10 pt normal type, 1 lines (12 pt) below the author name, and centred.</text:span></text:p>
      <text:p text:style-name="P3"/>
      <text:p text:style-name="P3"><text:soft-page-break/></text:p>
      <text:p text:style-name="P9"><text:span text:style-name="T3">1.<text:tab/>INTRODUCTION</text:span></text:p>
      <text:p text:style-name="P18"/>
      <text:p text:style-name="P16"><text:span text:style-name="T2">Effectively, we are asking each author to provide a camera-ready pre-print that will look pretty much like the final proceedings. This way, authors can make sure that the final product will be what they want, and we will not have to reformat material. The instructions herein are therefore rather complete.</text:span></text:p>
      <text:p text:style-name="P18"/>
      <text:p text:style-name="P9"><text:span text:style-name="T2"><text:tab/>Please provide </text:span><text:span text:style-name="T16">an electronic copy in PDF format </text:span><text:span text:style-name="T2">through our s</text:span><text:span text:style-name="T16">ubmission site (which will be provided to you in later May).</text:span></text:p>
      <text:p text:style-name="P3"/>
      <text:p text:style-name="P9"><text:span text:style-name="T3">2.<text:tab/>TEXT</text:span></text:p>
      <text:p text:style-name="P6"/>
      <text:p text:style-name="P9"><text:span text:style-name="T3">2.1<text:tab/>Text</text:span></text:p>
      <text:p text:style-name="P6"/>
      <text:p text:style-name="P16"><text:span text:style-name="T16">Papers should be in English.</text:span></text:p>
      <text:p text:style-name="P20"/>
      <text:p text:style-name="P16"><text:span text:style-name="T2">The text should be Times New Roman or a close equivalent, throughout (including figure captions, tables, etc). The body of the text should be in 12 pt type, single-spaced. A single column will be used throughout.</text:span></text:p>
      <text:p text:style-name="P3"/>
      <text:p text:style-name="P16"><text:span text:style-name="T2">The first line of each paragraph should be indented by 10 mm, like this one. Also, please use a good dictionary to ensure that you use correct conventions for abbreviations. Only the abbreviation </text:span><text:span text:style-name="T4">et al</text:span><text:span text:style-name="T2">. is italicised. Use a single space between sentences.</text:span></text:p>
      <text:p text:style-name="P18"/>
      <text:p text:style-name="P9"><text:span text:style-name="T3">2.2<text:tab/>Footer</text:span></text:p>
      <text:p text:style-name="P6"/>
      <text:p text:style-name="P16"><text:span text:style-name="T2">Please include a footer as shown below, in 10 pt boldface type. </text:span></text:p>
      <text:p text:style-name="P3"/>
      <text:p text:style-name="P9"><text:soft-page-break/><text:span text:style-name="T3">3.<text:tab/>HEADINGS</text:span></text:p>
      <text:p text:style-name="P3"/>
      <text:p text:style-name="P16"><text:span text:style-name="T2">First order headings like the one above are in 12 pt boldface, 2 lines (12 pt) below the preceding paragraph, and 1 line (12 pt) above the succeeding text.</text:span></text:p>
      <text:p text:style-name="P3"/>
      <text:p text:style-name="P17"><text:span text:style-name="T2">Please do not use the automatic outline heading facility in your word processor, because the numbers frequently do not transfer correctly. In other words, type the heading number in, rather than allow the word processor to generate it automatically.</text:span></text:p>
      <text:p text:style-name="P4"/>
      <text:p text:style-name="P9"><text:span text:style-name="T3">3.1<text:tab/>Second order headings</text:span></text:p>
      <text:p text:style-name="P6"/>
      <text:p text:style-name="P17"><text:span text:style-name="T2">Second order headings like the one above are in 12 pt boldface, one line (12 pt) below the preceding paragraph and one line (12 pt) above the succeeding text.</text:span></text:p>
      <text:p text:style-name="P7"/>
      <text:p text:style-name="P10"><text:span text:style-name="T3">3.1.1<text:tab/></text:span><text:span text:style-name="T5">Third order headings</text:span></text:p>
      <text:p text:style-name="P17"><text:span text:style-name="T2">These should not really be needed, but if they are, please use the format above. That is, 12 pt </text:span><text:span text:style-name="T16">boldface</text:span><text:span text:style-name="T2">, with the heading italicised. The heading should be one line (12 pt) below the preceding text, and immediately above the succeeding text.</text:span></text:p>
      <text:p text:style-name="P3"/>
      <text:p text:style-name="P3"/>
      <text:p text:style-name="P9"><text:span text:style-name="T3">4.<text:tab/>PAGE SIZE AND LAYOUT</text:span></text:p>
      <text:p text:style-name="P3"/>
      <text:p text:style-name="P17"><text:span text:style-name="T2">The proceedings volume will be on A4 paper, with 2.54 cm margins all round. Please set your margins accordingly, or you could use this document as a template, into which you cut and paste. </text:span></text:p>
      <text:p text:style-name="P4"/>
      <text:p text:style-name="P17"><text:span text:style-name="T2">When a heading comes at the bottom of a page please try to adjust the length of preceding paragraphs, by slight rewriting, so that the title appears at the top of the next page – it is often possible to shorten a paragraph with only one word on the final line. You might also be able to resize a figure. Otherwise, add extra line spacings above headings.</text:span></text:p>
      <text:p text:style-name="P3"/>
      <text:p text:style-name="P3"/>
      <text:p text:style-name="P9"><text:soft-page-break/><text:span text:style-name="T3">5.<text:tab/>ILLUSTRATIONS</text:span></text:p>
      <text:p text:style-name="P3"/>
      <text:p text:style-name="P17"><text:span text:style-name="T2">When preparing illustrations, please bear in mind the page size, and the need to ensure</text:span><text:span text:style-name="T16"> </text:span><text:span text:style-name="T2">legibility. Please provide all illustrations at the intended final size; if this is not possible, ensure that they will be legible when reduced in size.</text:span></text:p>
      <text:p text:style-name="P7"/>
      <text:p text:style-name="P10"><text:span text:style-name="T3">5.1<text:tab/>Specific details</text:span></text:p>
      <text:p text:style-name="P4"/>
      <text:p text:style-name="P17"><text:span text:style-name="T2">Illustrations should have sharp black lines and text. Avoid grey tones, which often do not reproduce well, and instead use line or dot shading. If you use photographs, it would be desirable for them to be screened. Maps should have a bar scale and north point on them. All lettering should be at least 8 pt (2 mm high), and Arial font is preferred, for clarity.</text:span></text:p>
      <text:p text:style-name="P7"/>
      <text:p text:style-name="P10"><text:span text:style-name="T3">5.2<text:tab/>Layout of illustrations</text:span></text:p>
      <text:p text:style-name="P7"/>
      <text:p text:style-name="P17"><text:span text:style-name="T2">You are requested to import illustrations into your paper as scanned objects, graphs imported, or whatever (Figure 1). It tends to be a lot easier if you locate illustrations at the top of a page, or following a paragraph. The illustration should follow the first reference to it in the text.</text:span></text:p>
      <text:p text:style-name="P6"/>
      <text:p text:style-name="P9"><text:span text:style-name="T3">5.3<text:tab/>Figure captions</text:span></text:p>
      <text:p text:style-name="P3"/>
      <text:p text:style-name="P16"><text:span text:style-name="T2">Figure captions should be in 12 pt, </text:span><text:span text:style-name="T16">boldface</text:span><text:span text:style-name="T2">, and centered below the illustration. If the caption is more than one line, indent the second and following lines below the first word of the text.</text:span></text:p>
      <text:p text:style-name="P3"/>
      <text:p text:style-name="P8"><draw:custom-shape text:anchor-type="as-char" svg:y="0in" draw:z-index="0" draw:style-name="gr1" draw:text-style-name="P24" svg:width="3.278in" svg:height="1.3894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text:span text:style-name="T3">Figure 1. Text box used to locate an illustration.</text:span></text:p>
      <text:p text:style-name="P3"/>
      <text:p text:style-name="P3"/>
      <text:p text:style-name="P9"><text:span text:style-name="T3">6.<text:tab/>TABLES</text:span></text:p>
      <text:p text:style-name="P3"><text:soft-page-break/></text:p>
      <text:p text:style-name="P16"><text:span text:style-name="T2">Please place tables in their intended location in the text (Table 1).</text:span></text:p>
      <text:p text:style-name="P18"/>
      <text:p text:style-name="P13"><text:span text:style-name="T3">Table 1. Some comments on tables.</text:span></text:p>
      <table:table table:name="Table1" table:style-name="Table1">
        <table:table-column table:style-name="Table1.A"/>
        <table:table-column table:style-name="Table1.B"/>
        <text:soft-page-break/>
        <table:table-row table:style-name="Table1.1">
          <table:table-cell table:style-name="Table1.A1" office:value-type="string">
            <text:p text:style-name="P14"><text:span text:style-name="T14">Topic</text:span></text:p>
          </table:table-cell>
          <table:table-cell table:style-name="Table1.A1" office:value-type="string">
            <text:p text:style-name="P14"><text:span text:style-name="T14">Comment</text:span></text:p>
          </table:table-cell>
        </table:table-row>
        <table:table-row table:style-name="Table1.2">
          <table:table-cell table:style-name="Table1.A2" office:value-type="string">
            <text:p text:style-name="P14"><text:span text:style-name="T2">Style</text:span></text:p>
          </table:table-cell>
          <table:table-cell table:style-name="Table1.A2" office:value-type="string">
            <text:p text:style-name="P14"><text:span text:style-name="T2">Like this. </text:span></text:p>
          </table:table-cell>
        </table:table-row>
        <table:table-row table:style-name="Table1.1">
          <table:table-cell table:style-name="Table1.A3" office:value-type="string">
            <text:p text:style-name="P14"><text:span text:style-name="T2">Font</text:span></text:p>
          </table:table-cell>
          <table:table-cell table:style-name="Table1.A3" office:value-type="string">
            <text:p text:style-name="P14"><text:span text:style-name="T2">12 pt Times New Roman</text:span></text:p>
          </table:table-cell>
        </table:table-row>
        <table:table-row table:style-name="Table1.2">
          <table:table-cell table:style-name="Table1.A3" office:value-type="string">
            <text:p text:style-name="P14"><text:span text:style-name="T2">Heading</text:span></text:p>
          </table:table-cell>
          <table:table-cell table:style-name="Table1.A3" office:value-type="string">
            <text:p text:style-name="P14"><text:span text:style-name="T2">Above the table, in </text:span><text:span text:style-name="T16">boldface</text:span></text:p>
          </table:table-cell>
        </table:table-row>
        <table:table-row table:style-name="Table1.2">
          <table:table-cell table:style-name="Table1.A5" office:value-type="string">
            <text:p text:style-name="P14"><text:span text:style-name="T2">Spacing</text:span></text:p>
          </table:table-cell>
          <table:table-cell table:style-name="Table1.A5" office:value-type="string">
            <text:p text:style-name="P14"><text:span text:style-name="T2">One line (12 pt) above and below</text:span></text:p>
          </table:table-cell>
        </table:table-row>
      </table:table>
      <text:p text:style-name="P3"><text:soft-page-break/></text:p>
      <text:p text:style-name="P3"/>
      <text:p text:style-name="P9"><text:span text:style-name="T3">7.<text:tab/>UNITS AND SYMBOLS</text:span></text:p>
      <text:p text:style-name="P3"/>
      <text:p text:style-name="P16"><text:span text:style-name="T2">Please use metric units. Please define terms and symbols the first time that they are used in the text. Specify the dimensions of variables in tables and on graph axes (e.g. Water depth (cm)).</text:span></text:p>
      <text:p text:style-name="P3"/>
      <text:p text:style-name="P9"><text:span text:style-name="T3">7.1<text:tab/>Equations</text:span></text:p>
      <text:p text:style-name="P3"/>
      <text:p text:style-name="P16"><text:span text:style-name="T2">Please centre equations with a center tab, with 1 line (12 pt) above and below, as follows (equation 1):</text:span></text:p>
      <text:p text:style-name="P19"/>
      <text:p text:style-name="P21"><text:span text:style-name="T4">y</text:span><text:span text:style-name="T2"> = </text:span><text:span text:style-name="T4">a + bx</text:span><text:span text:style-name="T2"><text:tab/>(1)</text:span></text:p>
      <text:p text:style-name="P19"/>
      <text:p text:style-name="P16"><text:span text:style-name="T16">For a complex equation, use a text-box and align multiple lines to the right of the equal sign in the first line. </text:span><text:span text:style-name="T2">Each equation should be numbered, right-justified, </text:span><text:span text:style-name="T16">using a right-tab</text:span><text:span text:style-name="T2">. </text:span></text:p>
      <text:p text:style-name="P3"/>
      <text:p text:style-name="P3"/>
      <text:p text:style-name="P9"><text:span text:style-name="T3">8.<text:tab/>REFERENCES</text:span></text:p>
      <text:p text:style-name="P3"/>
      <text:p text:style-name="P16"><text:span text:style-name="T2">References in the text should follow the standard format (Brown, 1997). As Brown (1997) suggested, they should be in the format shown immediately below. References are in 11 pt type.</text:span></text:p>
      <text:p text:style-name="P3"/>
      <text:p text:style-name="P16"><text:span text:style-name="T2">Journal titles should be in full. Journal and book titles should be italicised. Multiple authors should all be listed.</text:span></text:p>
      <text:p text:style-name="P20"/>
      <text:p text:style-name="P16"><text:soft-page-break/><text:span text:style-name="T16">Include references to any open data and software used in the study, and link to a public Git repository for your own code and data.</text:span></text:p>
      <text:p text:style-name="P3"/>
      <text:p text:style-name="P22"><text:span text:style-name="T8">Brown, A., 1997. </text:span><text:span text:style-name="T9">How to format references</text:span><text:span text:style-name="T8">. Unpublished report, NIWA, Christchurch, New Zealand.</text:span></text:p>
      <text:p text:style-name="P22"><text:span text:style-name="T8">Davoren, A., and Mosley, M. P., 1986. Observations of bedload movement, bar development and sediment supply in the braided Ohau River. <text:s/></text:span><text:span text:style-name="T9">Earth Surface Processes &amp; Landforms </text:span><text:span text:style-name="T8">11, 643-652.</text:span></text:p>
      <text:p text:style-name="P22"><text:span text:style-name="T8">Mosley, M. P., 1979. Sediment sources in the Harper-Avoca Catchment. </text:span><text:span text:style-name="T9">Forest Research Technical Paper </text:span><text:span text:style-name="T8">68, New Zealand Forest Service, Wellington.</text:span></text:p>
      <text:p text:style-name="P22"><text:span text:style-name="T8">Mosley, M. P., 1997. Motu River. In Jayawardena, A. W., Takeuchi, K., and Machbub, B. (editors), </text:span><text:span text:style-name="T9">Catalogue of Rivers for Southeast Asia and the Pacific</text:span><text:span text:style-name="T8">, Vol 2, UNESCO-IHP Regional Steering Committee, Jakarta, 226-235.</text:span></text:p>
      <text:p text:style-name="P22"><text:span text:style-name="T8">Schumm, S. A., Mosley, M. P., and Weaver, W. E., 1987. </text:span><text:span text:style-name="T9">Experimental geomorphology: the study of small landforms.</text:span><text:span text:style-name="T8"> John Wiley, New Y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2" style:display-name="Heading 2" style:family="paragraph" style:parent-style-name="normal" style:next-style-name="Standard" style:default-outline-level="" style:class="text">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ffffff"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Footer"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left="none" fo:border-right="none" fo:border-top="none" fo:border-bottom="1.5pt solid #000001" fo:keep-with-next="always">
        <style:tab-stops>
          <style:tab-stop style:position="4.8236in" style:type="right"/>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MP2" style:family="paragraph" style:parent-style-name="Standard">
      <loext:graphic-properties draw:fill="solid" draw:fill-color="#ffffff"/>
      <style:paragraph-properties fo:margin-left="0in" fo:margin-right="0in" fo:margin-top="0in" fo:margin-bottom="0.6063in" loext:contextual-spacing="false" fo:line-height="100%" fo:text-align="center" style:justify-single-word="false" fo:keep-together="auto" fo:orphans="2" fo:widows="2" fo:text-indent="0in" style:auto-text-indent="false" fo:background-color="#ffffff" fo:keep-with-next="always"/>
    </style:style>
    <style:style style:name="MT1" style:family="text">
      <style:text-properties fo:font-variant="normal" fo:text-transform="none" fo:color="#000000" style:text-line-through-style="none" style:text-line-through-type="none" style:text-position="0% 100%" style:font-name="Times New Roman" style:text-underline-style="none" fo:font-weight="bold" style:font-name-asian="Times New Roman1" style:font-weight-asian="bold" style:font-name-complex="Times New Roman1"/>
    </style:style>
    <style:style style:name="MT2" style:family="text">
      <style:text-properties fo:font-weight="bold" style:font-weight-asian="bold"/>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text:span text:style-name="MT1">FOSS4G </text:span><text:span text:style-name="MT2">Boston, August 14-19,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70" meta:word-count="1173" meta:character-count="6873" meta:non-whitespace-character-count="5761"/>
    <meta:generator>LibreOfficeDev/5.1.0.3$Linux_X86_64 LibreOffice_project/</meta:generator>
  </office:meta>
</office:document-meta>
</file>